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f81" officeooo:paragraph-rsid="0010ff81"/>
    </style:style>
    <style:style style:name="P2" style:family="paragraph" style:parent-style-name="Standard">
      <style:paragraph-properties fo:line-height="200%"/>
      <style:text-properties officeooo:rsid="0010ff81" officeooo:paragraph-rsid="0010ff81"/>
    </style:style>
    <style:style style:name="P3" style:family="paragraph" style:parent-style-name="Standard">
      <style:paragraph-properties fo:line-height="200%" fo:text-align="center" style:justify-single-word="false"/>
      <style:text-properties officeooo:rsid="0010ff81" officeooo:paragraph-rsid="0010ff81"/>
    </style:style>
    <style:style style:name="P4" style:family="paragraph" style:parent-style-name="Standard">
      <style:paragraph-properties fo:line-height="100%" fo:text-align="start" style:justify-single-word="false"/>
      <style:text-properties officeooo:paragraph-rsid="0010ff81"/>
    </style:style>
    <style:style style:name="P5" style:family="paragraph" style:parent-style-name="Standard">
      <style:paragraph-properties fo:line-height="100%" fo:text-align="start" style:justify-single-word="false"/>
      <style:text-properties fo:font-variant="normal" fo:text-transform="none" fo:color="#000000" style:font-name="Courier New" fo:font-size="12pt" fo:letter-spacing="normal" fo:font-style="normal" fo:font-weight="normal" officeooo:paragraph-rsid="0010ff81" style:font-size-asian="12pt" style:font-size-complex="12pt"/>
    </style:style>
    <style:style style:name="P6" style:family="paragraph" style:parent-style-name="Text_20_body">
      <style:paragraph-properties fo:margin-left="0.5626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7" style:family="paragraph" style:parent-style-name="Text_20_body">
      <style:paragraph-properties fo:margin-left="1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9" style:family="paragraph" style:parent-style-name="Text_20_body">
      <style:paragraph-properties fo:margin-left="0.5626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10" style:family="paragraph" style:parent-style-name="Text_20_body">
      <style:paragraph-properties fo:margin-left="0.5626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officeooo:paragraph-rsid="001777c6" style:font-size-asian="12pt" style:font-size-complex="12pt"/>
    </style:style>
    <style:style style:name="P11" style:family="paragraph" style:parent-style-name="Text_20_body">
      <style:paragraph-properties fo:margin-left="0.5626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officeooo:paragraph-rsid="001ae575" style:font-size-asian="12pt" style:font-size-complex="12pt"/>
    </style:style>
    <style:style style:name="P12" style:family="paragraph" style:parent-style-name="Text_20_body">
      <style:paragraph-properties fo:margin-left="0.5626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officeooo:rsid="001ae575" officeooo:paragraph-rsid="001ae575" style:font-size-asian="12pt" style:font-size-complex="12pt"/>
    </style:style>
    <style:style style:name="P13" style:family="paragraph" style:parent-style-name="Text_20_body">
      <style:paragraph-properties fo:margin-left="1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style:font-size-asian="12pt" style:font-size-complex="12pt"/>
    </style:style>
    <style:style style:name="P14" style:family="paragraph" style:parent-style-name="Text_20_body">
      <style:paragraph-properties fo:margin-left="1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officeooo:paragraph-rsid="00196cb9" style:font-size-asian="12pt" style:font-size-complex="12pt"/>
    </style:style>
    <style:style style:name="P15" style:family="paragraph" style:parent-style-name="Text_20_body">
      <style:paragraph-properties fo:margin-left="1in" fo:margin-right="0in" fo:margin-top="0in" fo:margin-bottom="0in" style:contextual-spacing="false" fo:widows="1" fo:text-indent="0in" style:auto-text-indent="false"/>
      <style:text-properties fo:font-variant="normal" fo:text-transform="none" fo:color="#000000" style:font-name="Courier New" fo:font-size="12pt" fo:letter-spacing="normal" fo:font-style="normal" fo:font-weight="normal" officeooo:paragraph-rsid="001dc1aa" style:font-size-asian="12pt" style:font-size-complex="12pt"/>
    </style:style>
    <style:style style:name="T1" style:family="text">
      <style:text-properties fo:font-variant="normal" fo:text-transform="none" fo:color="#000000" style:font-name="Courier New" fo:font-size="14pt" fo:letter-spacing="normal" fo:font-style="normal" fo:font-weight="normal" style:font-size-asian="12pt" style:font-size-complex="12pt"/>
    </style:style>
    <style:style style:name="T2" style:family="text">
      <style:text-properties fo:font-variant="normal" fo:text-transform="none" fo:color="#000000" style:font-name="Courier New" fo:font-size="12pt" fo:letter-spacing="normal" fo:font-style="normal" fo:font-weight="normal" style:font-size-asian="12pt" style:font-size-complex="12pt"/>
    </style:style>
    <style:style style:name="T3" style:family="text">
      <style:text-properties fo:font-style="italic"/>
    </style:style>
    <style:style style:name="T4" style:family="text">
      <style:text-properties officeooo:rsid="0014f71e"/>
    </style:style>
    <style:style style:name="T5" style:family="text">
      <style:text-properties officeooo:rsid="0015910b"/>
    </style:style>
    <style:style style:name="T6" style:family="text">
      <style:text-properties officeooo:rsid="00174d78"/>
    </style:style>
    <style:style style:name="T7" style:family="text">
      <style:text-properties officeooo:rsid="001777c6"/>
    </style:style>
    <style:style style:name="T8" style:family="text">
      <style:text-properties officeooo:rsid="001932b3"/>
    </style:style>
    <style:style style:name="T9" style:family="text">
      <style:text-properties officeooo:rsid="00196cb9"/>
    </style:style>
    <style:style style:name="T10" style:family="text">
      <style:text-properties officeooo:rsid="001ae575"/>
    </style:style>
    <style:style style:name="T11" style:family="text">
      <style:text-properties officeooo:rsid="001d8cdc"/>
    </style:style>
    <style:style style:name="T12" style:family="text">
      <style:text-properties officeooo:rsid="001dc1aa"/>
    </style:style>
    <style:style style:name="T13" style:family="text">
      <style:text-properties officeooo:rsid="001f335d"/>
    </style:style>
    <style:style style:name="T14" style:family="text">
      <style:text-properties officeooo:rsid="002133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n Conley</text:p>
      <text:p text:style-name="P1">Professor Dan Harvey</text:p>
      <text:p text:style-name="P1">CS 258</text:p>
      <text:p text:style-name="P1">4/6/2015</text:p>
      <text:p text:style-name="P2"/>
      <text:p text:style-name="P3">Synthesis Question Lab 1</text:p>
      <text:p text:style-name="P4"><text:span text:style-name="T1"><text:tab/></text:span><text:span text:style-name="T2">1) What wrapper classes did you use in your <text:tab/>implementation?</text:span></text:p>
      <text:p text:style-name="P4"/>
      <text:p text:style-name="P5"><text:tab/><text:tab/><text:span text:style-name="T7">In this implementation, we used the Double wrapper <text:tab/><text:tab/>class in order to parse the String inputs as doubles.</text:span></text:p>
      <text:p text:style-name="P5"/>
      <text:p text:style-name="P6">2) What is an exception? What are three possibilities for handling exceptions?</text:p>
      <text:p text:style-name="P6"/>
      <text:p text:style-name="P6"><text:tab/><text:span text:style-name="T4">An exception is a condition that is checked for of type Throwable that acts outside of the normal flow of logic of a program. You can choose to not handle an exception, causing the program to abort, you can handle it where it happens in the code, or you can “punt” it up to a calling method.</text:span></text:p>
      <text:p text:style-name="P6"/>
      <text:p text:style-name="P6">3) Explain where exceptions were used in this lab? Be specific.</text:p>
      <text:p text:style-name="P6"/>
      <text:p text:style-name="P8"><text:tab/><text:tab/><text:span text:style-name="T6">Exceptions were used in the implementation of the <text:tab/>parseComplex() method in order to check for input mismatches <text:tab/>and null pointers, so as to avoid error.</text:span></text:p>
      <text:p text:style-name="P6"/>
      <text:p text:style-name="P6">4) What is a stream? Give examples of how streams were used in this lab?</text:p>
      <text:p text:style-name="P6"/>
      <text:p text:style-name="P6"><text:tab/><text:span text:style-name="T7">A stream is defined as a flow of data from a source to sink. The input stream was passed to the buffered reader so as to create strings from the calculator class.</text:span></text:p>
      <text:p text:style-name="P6"/>
      <text:p text:style-name="P6">5) List at least two exceptions that your <text:span text:style-name="T3">parseComplex() </text:span>method handles and how did it handle them.</text:p>
      <text:p text:style-name="P6"/>
      <text:p text:style-name="P6"><text:tab/><text:span text:style-name="T7">The parseComplex() method utilizes two exceptions in </text:span><text:soft-page-break/><text:span text:style-name="T7">the form of the NumberMismatchException type and the NullPointerException. The NumberMismatchException was thrown and sends an output message to the user to try again with a correct input. The NullPointerException was thrown and sent a similar message warning of the way in which to input the complex numbers.</text:span></text:p>
      <text:p text:style-name="P6"/>
      <text:p text:style-name="P6">6) What is a parse tree? Draw a parse tree that corresponds to the logic required for your parseComplex method.</text:p>
      <text:p text:style-name="P6"/>
      <text:p text:style-name="P6"><text:tab/><text:span text:style-name="T7">A parse tree is diagram that represents the option structure of a program.</text:span></text:p>
      <text:p text:style-name="P6"/>
      <text:p text:style-name="P6"><text:tab/><text:tab/><text:span text:style-name="T7">Example parse tree for parseComplex():</text:span></text:p>
      <text:p text:style-name="P6"><text:tab/><text:tab/><text:tab/><text:tab/></text:p>
      <text:p text:style-name="P6"><text:tab/><text:tab/><text:tab/><text:tab/><text:tab/><text:span text:style-name="T7">Input</text:span></text:p>
      <text:p text:style-name="P6"><text:tab/><text:tab/><text:tab/><text:tab/><text:tab/>/<text:tab/><text:span text:style-name="T7">\</text:span></text:p>
      <text:p text:style-name="P10"><text:tab/><text:tab/><text:tab/><text:tab/> <text:s/><text:span text:style-name="T7">sign</text:span><text:tab/> <text:s/><text:span text:style-name="T7">num</text:span><text:tab/><text:tab/></text:p>
      <text:p text:style-name="P10"><text:tab/><text:tab/><text:tab/><text:tab/> <text:s/>/<text:tab/> <text:span text:style-name="T7">\</text:span><text:tab/> / <text:s text:c="2"/><text:span text:style-name="T7">\</text:span></text:p>
      <text:p text:style-name="P10"><text:tab/><text:tab/><text:tab/><text:tab/><text:span text:style-name="T7">+ <text:s text:c="5"/>- <text:s/>(0-9) (0-9)i</text:span></text:p>
      <text:p text:style-name="P6"/>
      <text:p text:style-name="P6">7) Explain the use of Java's '<text:span text:style-name="T3">this</text:span>' reserved word.</text:p>
      <text:p text:style-name="P6"><text:line-break/><text:tab/><text:span text:style-name="T4">The 'this' keyword is generally used when a field or instance variable is shadowed by a method or object. The 'this' keyword is used to refer to any instance variable or methods being called so as to differentiate between objects that have the same variable name as instance variables.</text:span></text:p>
      <text:p text:style-name="P6"/>
      <text:p text:style-name="P6">8) What is a practical use of complex numbers? You might have to do some <text:span text:style-name="T5">Internet</text:span> searching to answer this question.</text:p>
      <text:p text:style-name="P6"/>
      <text:p text:style-name="P6"><text:tab/><text:span text:style-name="T8">Complex numbers are used by electrical engineers to simplify their differential equations involving current. Complex numbers are also utilized to model physical models for fluid dynamics movement.</text:span></text:p>
      <text:p text:style-name="P6"/>
      <text:p text:style-name="P6">9) Pseudo code your method that parses complex numbers. Remember the criteria for determining whether pseudo code <text:soft-page-break/>is acceptable.</text:p>
      <text:p text:style-name="P6"/>
      <text:p text:style-name="P11"><text:tab/><text:span text:style-name="T10">function parseComplex()</text:span></text:p>
      <text:p text:style-name="P12"><text:tab/><text:tab/>Broken into strings </text:p>
      <text:p text:style-name="P12"><text:tab/><text:tab/>IF sign = “-” then real number is real number * <text:tab/><text:tab/><text:tab/>-1</text:p>
      <text:p text:style-name="P12"><text:tab/><text:tab/>IF sign = “+” then real number is the next string <text:tab/><text:tab/>token</text:p>
      <text:p text:style-name="P12"><text:tab/><text:tab/>DEFAULT sets real to next string token</text:p>
      <text:p text:style-name="P12"/>
      <text:p text:style-name="P12"><text:tab/><text:tab/>IF sign = “-” then imaginary number *= -1</text:p>
      <text:p text:style-name="P12"><text:tab/><text:tab/>IF sign = “+” then imaginary number = next token</text:p>
      <text:p text:style-name="P12"><text:tab/><text:tab/>DEFAULT sets imaginary number to next token</text:p>
      <text:p text:style-name="P12"><text:tab/><text:tab/>RETURN new Complex(real, imaginary)</text:p>
      <text:p text:style-name="P6"/>
      <text:p text:style-name="P6">10)Why is it a good idea to always provide a toString() method with every class?</text:p>
      <text:p text:style-name="P6"/>
      <text:p text:style-name="P6"><text:tab/><text:span text:style-name="T7"> This allows abstract functions or outputs to be easily interpreted and outputted in a way that is understandable to the user.</text:span></text:p>
      <text:p text:style-name="P6"/>
      <text:p text:style-name="P6">11)What is a token? What tokens were used to implement this lab? Describe the differences between the possible constructors in Java's StringTokenizer class.</text:p>
      <text:p text:style-name="P6"/>
      <text:p text:style-name="P6"><text:tab/><text:span text:style-name="T12">A token is a collection of characters that acts differently than a string. The tokens implemented were the breakdowns of the strings input by the user, taken apart by the StringTokenizer we created. The constructors of StringTokenizer include StringTokenizer(String, delims, boolean), StringTokenizer(String, delims), StringTokenizer(String). The first will pass a String, break apart tokens based on delimiters and show the delimiters as tokens as well. The second will pass a string and break apart tokens based on delimiters. The third will pass a String with spaces used as the only delimiters.</text:span></text:p>
      <text:p text:style-name="P6"/>
      <text:p text:style-name="P6">12)What does your readComplex() method do if the user types <text:soft-page-break/>something illegal?</text:p>
      <text:p text:style-name="P6"/>
      <text:p text:style-name="P6"><text:tab/><text:span text:style-name="T10">It outputs an error message to the user that says to input a complex number in the form: a+bi.</text:span></text:p>
      <text:p text:style-name="P6"/>
      <text:p text:style-name="P6">13)Compute the following complex number operations:</text:p>
      <text:p text:style-name="P7">a. (1-2i) * (1+2i)</text:p>
      <text:p text:style-name="P7"><text:tab/><text:span text:style-name="T8">5</text:span></text:p>
      <text:p text:style-name="P7">b. (3-4i) + (5+6i)</text:p>
      <text:p text:style-name="P7"><text:tab/><text:span text:style-name="T8">39-2i</text:span></text:p>
      <text:p text:style-name="P7">c. (2+3i) / (4-5i)</text:p>
      <text:p text:style-name="P14"><text:tab/><text:span text:style-name="T9">(-7+22i)/41</text:span></text:p>
      <text:p text:style-name="P7"><text:tab/></text:p>
      <text:p text:style-name="P6">14)Answer the following review questions from Programming II</text:p>
      <text:p text:style-name="P7">a. Create an array of 100 strings. What is the difference between an array and an ArrayList (or Vector)?</text:p>
      <text:p text:style-name="P7"><text:tab/><text:span text:style-name="T10">String[] str = new String[100];</text:span></text:p>
      <text:p text:style-name="P7"><text:tab/><text:span text:style-name="T11">The difference between an array and ArrayList (or vector) is that, despite all declaring type, ArrayLists are not of a fixed size and they cannot handle primitive (so wrappers are used).</text:span></text:p>
      <text:p text:style-name="P7"><text:tab/></text:p>
      <text:p text:style-name="P7">b. What is polymorphism? What is an interface? What is an abstract class? How do abstract classes differ from interfaces?</text:p>
      <text:p text:style-name="P7"/>
      <text:p text:style-name="P7"><text:tab/><text:span text:style-name="T11">Polymorphism is accessing a child method through a parent object. An interface is an obligatory set of signature lines that have to be implemented in whatever class utilizes them. An abstract class is similar to an interface except you extend the abstract class and implement an interface. You can only extend one abstract class, but you can implement multiple interfaces. Abstract classes can also have some of the methods filled in.</text:span></text:p>
      <text:p text:style-name="P7"/>
      <text:p text:style-name="P7">c. If o1 and o2 are objects, why is it wrong to compare <text:soft-page-break/>them using the == operator? How are objects different from primitive variables?</text:p>
      <text:p text:style-name="P7"/>
      <text:p text:style-name="P15"><text:tab/><text:span text:style-name="T12">It would give you an incorrect answer. This is because they are different from primitives due to the fact that they are reference variables. So, the == operator wouldn't work because it would check the memory addresses of the references instead of the objects to which they point towards. In order to fix this, we use the .equals() operator.</text:span></text:p>
      <text:p text:style-name="P15"><text:span text:style-name="T12"><text:s/></text:span></text:p>
      <text:p text:style-name="P7">d. What is an object? What is a class? What is a constructor? What is a destructor?</text:p>
      <text:p text:style-name="P7"/>
      <text:p text:style-name="P7"><text:tab/><text:span text:style-name="T12">An object is a memory location referenced by an identifier. A constructor is a method used to create an object. A destructor is a method used to de-allocate memory space and breakdown an object.</text:span></text:p>
      <text:p text:style-name="P7"/>
      <text:p text:style-name="P7">e. What is the difference between a variable and an identifier?</text:p>
      <text:p text:style-name="P7"/>
      <text:p text:style-name="P7"><text:tab/><text:span text:style-name="T12">A variable is an object in memory and an identifier is a name given to it that references it in the code.</text:span></text:p>
      <text:p text:style-name="P7"/>
      <text:p text:style-name="P7">f. What does the keyword 'static' mean in Java?</text:p>
      <text:p text:style-name="P7"/>
      <text:p text:style-name="P7"><text:tab/><text:span text:style-name="T12">The keyword static means that the variable or method can be accessed by any point of the class as it belongs to the class, not to a specific instance within the class.</text:span></text:p>
      <text:p text:style-name="P7"/>
      <text:p text:style-name="P7">g. What does method overloading mean?</text:p>
      <text:p text:style-name="P7"/>
      <text:p text:style-name="P7"><text:tab/><text:span text:style-name="T12">It means to have two or more methods with the same name with a different signature line.</text:span></text:p>
      <text:p text:style-name="P7"/>
      <text:p text:style-name="P7">h. What is a widening assignment? What is a narrowing <text:soft-page-break/>assignment? Which generates compile errors in Java?</text:p>
      <text:p text:style-name="P7"/>
      <text:p text:style-name="P7"><text:tab/><text:span text:style-name="T12">A widening conversion is to take an object type and convert it to something that takes a greater memory space. A narrowing conversion is the opposite, from a greater memory space to a smaller memory space. Narrowing conversions are the ones that cause compile errors as they will decrease the precision of the data type because it has to take up less memory space.</text:span></text:p>
      <text:p text:style-name="P7"/>
      <text:p text:style-name="P7">i. What is a method signature? What is the difference between formal arguments (parameters) and actual arguments? Why are they often named differently?</text:p>
      <text:p text:style-name="P7"/>
      <text:p text:style-name="P7"><text:tab/><text:span text:style-name="T13">A method signature is a method's scope, return type, name, and parameters. Formal arguments are the arguments used to define a method. The actual arguments are the arguments passed when calling a method. They are named differently because the formal arguments are meant to be descriptive of what kind of argument you are passing while actual arguments are used in a local instance.</text:span></text:p>
      <text:p text:style-name="P7"/>
      <text:p text:style-name="P7">j. What are the conventions for naming variables? ...for naming classes? ... for commenting your programs?</text:p>
      <text:p text:style-name="P7"/>
      <text:p text:style-name="P7"><text:tab/><text:span text:style-name="T13">Variables are named something short but descriptive in camel case. Classes are named something in capital camel case and are meant to explain the purpose of the class or program therein in the title. Comments should be implemented in the program to give quick descriptions to make your code more understandable. You don't want to bog down your code with comments, but you do want to try to use comments to state the purpose of the methods you are creating or functions you are using.</text:span></text:p>
      <text:p text:style-name="P7"/>
      <text:p text:style-name="P6">15)In Eclipse, how do you set a breakpoint? Why are <text:soft-page-break/>breakpoints useful? How do you see the contents of variables while debugging? What is a watch?</text:p>
      <text:p text:style-name="P6"/>
      <text:p text:style-name="P6"><text:tab/><text:span text:style-name="T14">You set breakpoints in Eclipse by double clicking the line number column. This will place a blue dot on the line so you can break through the program in steps. This is useful for debugging around a certain point to test how a loop or part of the program affects your overall program and variables. You can simply click over the variables in steps to see how they change over time. A watch is an expression used to watch several variables over the stepsn through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Conley</meta:initial-creator>
    <meta:creation-date>2015-04-06T17:31:39.122950810</meta:creation-date>
    <dc:date>2015-04-15T23:07:26.770398079</dc:date>
    <dc:creator>Evan Conley</dc:creator>
    <meta:editing-duration>PT51M47S</meta:editing-duration>
    <meta:editing-cycles>11</meta:editing-cycles>
    <meta:generator>LibreOffice/4.2.7.2$Linux_X86_64 LibreOffice_project/420m0$Build-2</meta:generator>
    <meta:document-statistic meta:table-count="0" meta:image-count="0" meta:object-count="0" meta:page-count="7" meta:paragraph-count="78" meta:word-count="1474" meta:character-count="8666" meta:non-whitespace-character-count="7158"/>
  </office:meta>
</office:document-meta>
</file>